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text:span>Charts are a basic object to visualize data points.</text:span></text:p><text:p text:style-name="Standard"/><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hart9"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hart12"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hart15"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hart18"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Chart21" text:continue-numbering="true" text:continue-list="list_Chart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Chart22" text:continue-numbering="true" text:continue-list="list_Chart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Chart23" text:continue-numbering="true" text:continue-list="list_Chart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Chart24" text:continue-numbering="true" text:continue-list="list_Chart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Chart25" text:continue-numbering="true" text:continue-list="list_Chart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Chart26" text:continue-numbering="true" text:continue-list="list_Chart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Chart27" text:continue-numbering="true" text:continue-list="list_Chart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Chart28" text:continue-numbering="true" text:continue-list="list_Chart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Chart29" text:continue-numbering="true" text:continue-list="list_Chart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Chart30" text:continue-numbering="true" text:continue-list="list_Chart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Chart31" text:continue-numbering="true" text:continue-list="list_Chart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Chart32" text:continue-numbering="true" text:continue-list="list_Chart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Chart33" text:continue-numbering="true" text:continue-list="list_Chart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Chart34" text:continue-numbering="true" text:continue-list="list_Chart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Chart35" text:continue-numbering="true" text:continue-list="list_Chart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Chart36" text:continue-numbering="true" text:continue-list="list_Chart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Chart37" text:continue-numbering="true" text:continue-list="list_Chart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Chart38" text:continue-numbering="true" text:continue-list="list_Chart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Chart39" text:continue-numbering="true" text:continue-list="list_Chart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Chart40" text:continue-numbering="true" text:continue-list="list_Chart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Chart41" text:continue-numbering="true" text:continue-list="list_Chart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Chart42" text:continue-numbering="true" text:continue-list="list_Chart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3" text:continue-numbering="true" text:continue-list="list_Chart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Chart44" text:continue-numbering="true" text:continue-list="list_Chart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Chart45" text:continue-numbering="true" text:continue-list="list_Chart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Chart46" text:continue-numbering="true" text:continue-list="list_Chart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Chart47" text:continue-numbering="true" text:continue-list="list_Chart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Chart48" text:continue-numbering="true" text:continue-list="list_Chart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49" text:continue-numbering="true" text:continue-list="list_Chart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art5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1" text:continue-numbering="true" text:continue-list="list_Chart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hart52" text:continue-numbering="true" text:continue-list="list_Chart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hart53" text:continue-numbering="true" text:continue-list="list_Chart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